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automatic-styles>
    <style:style style:name="Table1" style:family="table">
      <style:table-properties style:width="6.2569in" fo:margin-left="0in" fo:margin-top="0in" fo:margin-bottom="0in" table:align="left" style:writing-mode="lr-tb"/>
    </style:style>
    <style:style style:name="Table1.A" style:family="table-column">
      <style:table-column-properties style:column-width="6.2569in"/>
    </style:style>
    <style:style style:name="Table1.1" style:family="table-row">
      <style:table-row-properties fo:keep-together="auto"/>
    </style:style>
    <style:style style:name="Table1.A1" style:family="table-cell">
      <style:table-cell-properties fo:background-color="#f2f2f2"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0.5pt solid #000000"/>
    </style:style>
    <style:style style:name="Table1.A16"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A20" style:family="table-cell">
      <style:table-cell-properties fo:padding-left="0.0785in" fo:padding-right="0.075in" fo:padding-top="0in" fo:padding-bottom="0in" fo:border="0.5pt solid #000000"/>
    </style:style>
    <style:style style:name="Table1.A22" style:family="table-cell">
      <style:table-cell-properties fo:padding-left="0.0785in" fo:padding-right="0.075in" fo:padding-top="0in" fo:padding-bottom="0in" fo:border="0.5pt solid #000000"/>
    </style:style>
    <style:style style:name="Table1.A24" style:family="table-cell">
      <style:table-cell-properties fo:padding-left="0.0785in" fo:padding-right="0.075in" fo:padding-top="0in" fo:padding-bottom="0in" fo:border="0.5pt solid #000000"/>
    </style:style>
    <style:style style:name="Table1.A26" style:family="table-cell">
      <style:table-cell-properties fo:padding-left="0.0785in" fo:padding-right="0.075in" fo:padding-top="0in" fo:padding-bottom="0in" fo:border="0.5pt solid #000000"/>
    </style:style>
    <style:style style:name="P1" style:family="paragraph" style:parent-style-name="Standard">
      <style:text-properties officeooo:paragraph-rsid="00022060"/>
    </style:style>
    <style:style style:name="P2" style:family="paragraph" style:parent-style-name="Standard">
      <style:text-properties officeooo:rsid="00028f8a" officeooo:paragraph-rsid="00028f8a"/>
    </style:style>
    <style:style style:name="P3" style:family="paragraph" style:parent-style-name="Standard">
      <style:text-properties officeooo:paragraph-rsid="00028f8a"/>
    </style:style>
    <style:style style:name="P4" style:family="paragraph" style:parent-style-name="Standard">
      <style:text-properties officeooo:rsid="0002ce96" officeooo:paragraph-rsid="0002ce96"/>
    </style:style>
    <style:style style:name="P5" style:family="paragraph" style:parent-style-name="Standard">
      <style:text-properties officeooo:rsid="0003b84b" officeooo:paragraph-rsid="0003b84b"/>
    </style:style>
    <style:style style:name="P6" style:family="paragraph" style:parent-style-name="Standard">
      <style:text-properties officeooo:rsid="0005944e" officeooo:paragraph-rsid="0005944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officeooo:rsid="00022060" officeooo:paragraph-rsid="00022060"/>
    </style:style>
    <style:style style:name="P10" style:family="paragraph" style:parent-style-name="Standard">
      <style:text-properties officeooo:rsid="000d34f0" officeooo:paragraph-rsid="000d34f0"/>
    </style:style>
    <style:style style:name="P11"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2" style:family="paragraph" style:parent-style-name="Standard">
      <style:text-properties officeooo:rsid="0009441b" officeooo:paragraph-rsid="0009441b"/>
    </style:style>
    <style:style style:name="P13" style:family="paragraph" style:parent-style-name="Standard">
      <style:text-properties officeooo:rsid="000d34f0" officeooo:paragraph-rsid="000d34f0"/>
    </style:style>
    <style:style style:name="P14"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officeooo:rsid="00028f8a"/>
    </style:style>
    <style:style style:name="T3" style:family="text">
      <style:text-properties officeooo:rsid="0002ce96"/>
    </style:style>
    <style:style style:name="T4" style:family="text">
      <style:text-properties officeooo:rsid="000b5baa"/>
    </style:style>
    <style:style style:name="T5" style:family="text">
      <style:text-properties officeooo:rsid="000d34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1206 MathDoku Instructions</text:p>
      <text:p text:style-name="Standard"/>
      <text:p text:style-name="Standard"><text:span text:style-name="T1">Guide: </text:span>This document will help us run and use your application during marking. Please complete the sections below. You may want to include screenshots if this helps explain the functionality. For most sections, 1-2 sentences are probably sufficient. </text:p>
      <text:p text:style-name="Standard"/>
      <text:p text:style-name="Standard">If you did not implement a particular part, please write “not implemented” in the relevant section.</text:p>
      <text:p text:style-name="Standard"/>
      <text:p text:style-name="Standard">These instructions are not assessed directly, but they will help ensure that we do not miss any important features of your application.</text:p>
      <text:p text:style-name="Standard"/>
      <text:p text:style-name="Standard"/>
      <table:table table:name="Table1" table:style-name="Table1">
        <table:table-column table:style-name="Table1.A"/>
        <table:table-row table:style-name="Table1.1">
          <table:table-cell table:style-name="Table1.A1" office:value-type="string">
            <text:p text:style-name="P7">Installing and Running the Application (Part 1)</text:p>
            <text:p text:style-name="P8">Copy and paste the contents of your README.txt file below.</text:p>
          </table:table-cell>
        </table:table-row>
        <table:table-row table:style-name="Table1.1">
          <table:table-cell table:style-name="Table1.A2" office:value-type="string">
            <text:p text:style-name="P12">Double click the icon of MathDoku.jar, if you’re using Linux and this doesn’t work, try navigating to this file through terminal and type “chmod +x MathDoku.jar”, command “java -jar MathDoku.jar” will also start the application (on Linux of course).</text:p>
            <text:p text:style-name="Standard"/>
          </table:table-cell>
        </table:table-row>
        <table:table-row table:style-name="Table1.1">
          <table:table-cell table:style-name="Table1.A1" office:value-type="string">
            <text:p text:style-name="P7">Starting a Game (Optional – Part 1)</text:p>
            <text:p text:style-name="P8">If any additional steps are needed to start a game, briefly describe them here.</text:p>
          </table:table-cell>
        </table:table-row>
        <table:table-row table:style-name="Table1.1">
          <table:table-cell table:style-name="Table1.A4" office:value-type="string">
            <text:p text:style-name="P9">To start a game one can click on the “Generate random game” button or load one from file/text (see “Loading files”)</text:p>
            <text:p text:style-name="Standard"/>
          </table:table-cell>
        </table:table-row>
        <table:table-row table:style-name="Table1.1">
          <table:table-cell table:style-name="Table1.A1" office:value-type="string">
            <text:p text:style-name="P7">Cell Completion (Part 3)</text:p>
            <text:p text:style-name="P8">Describe how to enter and clear cell values by keyboard and by mouse.</text:p>
          </table:table-cell>
        </table:table-row>
        <table:table-row table:style-name="Table1.1">
          <table:table-cell table:style-name="Table1.A6" office:value-type="string">
            <text:p text:style-name="P1">By Keyboard: </text:p>
            <text:p text:style-name="P9">Active cell (the one highlighted in green, <text:span text:style-name="T5">at the beginning of the game it is the one in the top right corner of the grid</text:span>) accepts numerical input from keyboard in the rage &lt;1, size&gt;, the active cell can be changed using ‘A’ (left), ‘W’ (up), ‘S’ (down), ‘D’ (right) keys. Clearing an active cell is handled by the “backspace” key <text:span text:style-name="T4">or a “blank” button</text:span>. All the buttons around the grid can also be used by clicking “Enter” when a button is highlighted in blue, button navigation can be done by using the arrows.</text:p>
            <text:p text:style-name="Standard"/>
            <text:p text:style-name="Standard">By Mouse:</text:p>
            <text:p text:style-name="P9">Click on the cell to activate it and click on the button with a right number to enter/<text:span text:style-name="T4">clear</text:span> it. </text:p>
            <text:p text:style-name="Standard"/>
          </table:table-cell>
        </table:table-row>
        <table:table-row table:style-name="Table1.1">
          <table:table-cell table:style-name="Table1.A1" office:value-type="string">
            <text:p text:style-name="P7">Can your application handle - and ÷ cages with more than two cells? (Part 4)</text:p>
          </table:table-cell>
        </table:table-row>
        <table:table-row table:style-name="Table1.1">
          <table:table-cell table:style-name="Table1.A8" office:value-type="string">
            <text:p text:style-name="Standard">Yes</text:p>
            <text:p text:style-name="Standard"/>
          </table:table-cell>
        </table:table-row>
        <table:table-row table:style-name="Table1.1">
          <table:table-cell table:style-name="Table1.A1" office:value-type="string">
            <text:p text:style-name="P7">Mistake Detection (Part 4)</text:p>
            <text:p text:style-name="P8">Describe how to enable mistake detection in your application.</text:p>
          </table:table-cell>
        </table:table-row>
        <text:soft-page-break/>
        <table:table-row table:style-name="Table1.1">
          <table:table-cell table:style-name="Table1.A10" office:value-type="string">
            <text:p text:style-name="P2">Click the “Show mistakes” button, it will change label to “<text:span text:style-name="T4">D</text:span>on’t show mistakes” so the next click will disable the mistake detection</text:p>
            <text:p text:style-name="Standard"/>
            <text:p text:style-name="Standard"/>
          </table:table-cell>
        </table:table-row>
        <table:table-row table:style-name="Table1.1">
          <table:table-cell table:style-name="Table1.A1" office:value-type="string">
            <text:p text:style-name="P7">Win Detection / Animation <text:s/>(Parts 4 &amp; 8)</text:p>
            <text:p text:style-name="P8">Describe how the application notifies the player when the game is won (including any animations you have implemented for Part 8).</text:p>
          </table:table-cell>
        </table:table-row>
        <table:table-row table:style-name="Table1.1">
          <table:table-cell table:style-name="Table1.A12" office:value-type="string">
            <text:p text:style-name="P10">When the game is won, all cells will change to some shade of pink and start fading in different speed.</text:p>
            <text:p text:style-name="P10">NOTE: The “Solve” button won’t automatically activate the animation as it would make it impossible to see the solution, the easiest way to see the animation is to click “Solve” → “Show Mistakes”</text:p>
            <text:p text:style-name="Standard"/>
          </table:table-cell>
        </table:table-row>
        <table:table-row table:style-name="Table1.1">
          <table:table-cell table:style-name="Table1.A1" office:value-type="string">
            <text:p text:style-name="P7">Clearing (Part 5)</text:p>
            <text:p text:style-name="P8">Describe how to clear the board.</text:p>
          </table:table-cell>
        </table:table-row>
        <table:table-row table:style-name="Table1.1">
          <table:table-cell table:style-name="Table1.A14" office:value-type="string">
            <text:p text:style-name="P2">Click the “clear” button and when a confirmation window pops up, click “ok”, note that clearing the board can be undone with the “undo” button</text:p>
            <text:p text:style-name="Standard"/>
          </table:table-cell>
        </table:table-row>
        <table:table-row table:style-name="Table1.1">
          <table:table-cell table:style-name="Table1.A1" office:value-type="string">
            <text:p text:style-name="P7">Undo/Redo (Part 5)</text:p>
            <text:p text:style-name="P8">Describe how to undo / redo actions.</text:p>
          </table:table-cell>
        </table:table-row>
        <table:table-row table:style-name="Table1.1">
          <table:table-cell table:style-name="Table1.A16" office:value-type="string">
            <text:p text:style-name="P2">Click the “undo”/”redo” button </text:p>
            <text:p text:style-name="Standard"/>
          </table:table-cell>
        </table:table-row>
        <table:table-row table:style-name="Table1.1">
          <table:table-cell table:style-name="Table1.A1" office:value-type="string">
            <text:p text:style-name="P7">Loading Files (Part 6)</text:p>
            <text:p text:style-name="P8">Describe how to load puzzles both from file and through text input. Also mention any limitations in what puzzles you can load (if any), e.g., up to a certain size if smaller than 8x8.</text:p>
          </table:table-cell>
        </table:table-row>
        <table:table-row table:style-name="Table1.1">
          <table:table-cell table:style-name="Table1.A18" office:value-type="string">
            <text:p text:style-name="Standard">From File: </text:p>
            <text:p text:style-name="P5">Write path to the .txt file in the text area o<text:span text:style-name="T2">f the game menu </text:span>and click “<text:span text:style-name="T2">Load game from </text:span>file” button.</text:p>
            <text:p text:style-name="Standard"/>
            <text:p text:style-name="Standard">From Text:</text:p>
            <text:p text:style-name="P2">Put the puzzle description in the text area and click “Load game from text” button </text:p>
            <text:p text:style-name="Standard"/>
            <text:p text:style-name="P3">Limitations (optional): </text:p>
            <text:p text:style-name="P2">The puzzle must be possible to solve</text:p>
            <text:p text:style-name="P3"/>
            <text:p text:style-name="P6">Incorrect input detection:</text:p>
            <text:p text:style-name="P6">If invalid path/puzzle is detected, a red message will appear below the text area </text:p>
            <text:p text:style-name="Standard"/>
          </table:table-cell>
        </table:table-row>
        <table:table-row table:style-name="Table1.1">
          <table:table-cell table:style-name="Table1.A1" office:value-type="string">
            <text:p text:style-name="P7">Font Sizes (Part 7)</text:p>
            <text:p text:style-name="P8">Describe how to change font size</text:p>
          </table:table-cell>
        </table:table-row>
        <table:table-row table:style-name="Table1.1">
          <table:table-cell table:style-name="Table1.A20" office:value-type="string">
            <text:p text:style-name="P2"/>
            <text:p text:style-name="P2">Click one of the 3 buttons “Small”, “Medium” or “Big”, the default size is medium. The font will change relatively to the gr<text:span text:style-name="T3">id so the size of the values in cells will also change during resizing.</text:span></text:p>
            <text:p text:style-name="Standard"/>
          </table:table-cell>
        </table:table-row>
        <text:soft-page-break/>
        <table:table-row table:style-name="Table1.1">
          <table:table-cell table:style-name="Table1.A1" office:value-type="string">
            <text:p text:style-name="P7">Solver (Part 9)</text:p>
            <text:p text:style-name="P8">Describe how to solve a puzzle, how to get a hint and any limitations there might be (e.g., up to what size you can solve reliably and within &lt;1 min). Also mention where we can find your code for solving the puzzle (which files and lines)?</text:p>
          </table:table-cell>
        </table:table-row>
        <table:table-row table:style-name="Table1.1">
          <table:table-cell table:style-name="Table1.A22" office:value-type="string">
            <text:p text:style-name="Standard">Solve puzzle:</text:p>
            <text:p text:style-name="P4">Click “Solve” button</text:p>
            <text:p text:style-name="P10">Clicking Solve doesn’t automatically lead to win animation and this action can be undone.</text:p>
            <text:p text:style-name="P10"/>
            <text:p text:style-name="Standard">Get hint:</text:p>
            <text:p text:style-name="P4">Click “Hint” button</text:p>
            <text:p text:style-name="Standard"/>
            <text:p text:style-name="Standard">Files / lines for solver:</text:p>
            <text:p text:style-name="P4">Solver.java file </text:p>
            <text:p text:style-name="Standard"/>
          </table:table-cell>
        </table:table-row>
        <table:table-row table:style-name="Table1.1">
          <table:table-cell table:style-name="Table1.A1" office:value-type="string">
            <text:p text:style-name="P7">Random Game Generator (Part 10)</text:p>
            <text:p text:style-name="P8">Describe how to generate a random game, including what options the player can select. Also specify where we can find your code for generating the puzzle (which files and lines)? Where in the code do you ensure there is only one solution (which file and lines)?</text:p>
          </table:table-cell>
        </table:table-row>
        <table:table-row table:style-name="Table1.1">
          <table:table-cell table:style-name="Table1.A24" office:value-type="string">
            <text:p text:style-name="Standard">Generate puzzle (including options):</text:p>
            <text:p text:style-name="P4">Write a size (between 2 and 8) in the menu text area and click “Generate random game”. If no value is provided, <text:span text:style-name="T5">application</text:span> will ge<text:span text:style-name="T5">nerate</text:span> a grid of size 6.</text:p>
            <text:p text:style-name="Standard"/>
            <text:p text:style-name="Standard">Files / lines for generator:</text:p>
            <text:p text:style-name="P4">RandomBoardBuilder.java</text:p>
            <text:p text:style-name="Standard"/>
          </table:table-cell>
        </table:table-row>
        <table:table-row table:style-name="Table1.1">
          <table:table-cell table:style-name="Table1.A1" office:value-type="string">
            <text:p text:style-name="Standard"/>
          </table:table-cell>
        </table:table-row>
        <table:table-row table:style-name="Table1.1">
          <table:table-cell table:style-name="Table1.A26"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等线" style:font-size-asian="12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false" style:font-name-asian="等线" style:font-size-asian="12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tein</meta:initial-creator>
    <meta:editing-cycles>89</meta:editing-cycles>
    <meta:creation-date>2020-04-15T07:02:00</meta:creation-date>
    <dc:date>2020-04-20T22:11:26.732649796</dc:date>
    <meta:editing-duration>PT8H43M4S</meta:editing-duration>
    <meta:generator>LibreOffice/6.0.7.3$Linux_X86_64 LibreOffice_project/00m0$Build-3</meta:generator>
    <meta:document-statistic meta:table-count="1" meta:image-count="0" meta:object-count="0" meta:page-count="3" meta:paragraph-count="59" meta:word-count="812" meta:character-count="4659" meta:non-whitespace-character-count="3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